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ca" fo:country="E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12:23:16</meta:creation-date>
    <dc:language>ca-ES</dc:language>
    <dc:date>2023-09-26T13:24:44</dc:date>
    <meta:editing-cycles>1</meta:editing-cycles>
    <meta:editing-duration>PT51M</meta:editing-duration>
    <meta:generator>LibreOffice/6.3.1.2$Linux_X86_64 LibreOffice_project/b79626edf0065ac373bd1df5c28bd630b4424273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